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46" office:value-type="string" calcext:value-type="string">
            <text:p>Mens. 10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1-19" calcext:value-type="date">
            <text:p>19/11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6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04:09.043531200">00:00:00</text:time></text:span><text:span text:style-name="MT2"><text:time style:data-style-name="N2" text:time-value="15:04:09.04357870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04:09.054551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24T15:04:51.590050600</dc:date>
    <dc:language>pt-PT</dc:language>
    <meta:editing-cycles>585</meta:editing-cycles>
    <meta:editing-duration>PT15H43M16S</meta:editing-duration>
    <meta:print-date>2025-09-02T10:23:33.635789082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